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2102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794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 Softwarentwickler</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 Hobbyfotograf</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6">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r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7">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8">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2">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3">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1" table:number-rows-repeated="104855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25T20:08:32.663615358</dc:date>
    <meta:editing-duration>PT2H43M14S</meta:editing-duration>
    <meta:editing-cycles>36</meta:editing-cycles>
    <meta:generator>LibreOffice/7.4.4.2$Linux_X86_64 LibreOffice_project/40$Build-2</meta:generator>
    <meta:document-statistic meta:table-count="1" meta:cell-count="84" meta:object-count="0"/>
  </office:meta>
</office:document-meta>
</file>